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T1_1" style:family="text" style:parent-style-name="Default_20_Paragraph_20_Font"/>
    <style:style style:name="T1_2" style:family="text" style:parent-style-name="Default_20_Paragraph_20_Font"/>
    <style:style style:name="P2" style:family="paragraph" style:parent-style-name="Standard">
      <style:paragraph-properties fo:break-before="auto"/>
    </style:style>
    <style:style style:name="T2_1" style:family="text" style:parent-style-name="Default_20_Paragraph_20_Font"/>
    <style:style style:name="T2_2" style:family="text" style:parent-style-name="Default_20_Paragraph_20_Font"/>
    <style:style style:name="T2_3" style:family="text" style:parent-style-name="Default_20_Paragraph_20_Font"/>
    <style:style style:name="T2_4" style:family="text" style:parent-style-name="Default_20_Paragraph_20_Font"/>
    <style:style style:name="T2_5" style:family="text" style:parent-style-name="Default_20_Paragraph_20_Font"/>
    <style:style style:name="T2_6" style:family="text" style:parent-style-name="Default_20_Paragraph_20_Font"/>
    <style:style style:name="T2_7" style:family="text" style:parent-style-name="Default_20_Paragraph_20_Font"/>
    <style:style style:name="T2_8" style:family="text" style:parent-style-name="Default_20_Paragraph_20_Font"/>
    <style:style style:name="T2_9" style:family="text" style:parent-style-name="Default_20_Paragraph_20_Font"/>
    <style:style style:name="P3" style:family="paragraph" style:parent-style-name="Standard">
      <style:paragraph-properties fo:break-before="auto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3_4" style:family="text" style:parent-style-name="Default_20_Paragraph_20_Font"/>
    <style:style style:name="T3_5" style:family="text" style:parent-style-name="Default_20_Paragraph_20_Font"/>
    <style:style style:name="T3_6" style:family="text" style:parent-style-name="Default_20_Paragraph_20_Font"/>
    <style:style style:name="T3_7" style:family="text" style:parent-style-name="Default_20_Paragraph_20_Font"/>
    <style:style style:name="P4" style:family="paragraph" style:parent-style-name="Standard">
      <style:paragraph-properties fo:break-before="auto"/>
    </style:style>
    <style:style style:name="T4_1" style:family="text" style:parent-style-name="Default_20_Paragraph_20_Font"/>
    <style:style style:name="T4_2" style:family="text" style:parent-style-name="Default_20_Paragraph_20_Font"/>
    <style:style style:name="T4_3" style:family="text" style:parent-style-name="Default_20_Paragraph_20_Font"/>
    <style:style style:name="T4_4" style:family="text" style:parent-style-name="Default_20_Paragraph_20_Font"/>
    <style:style style:name="T4_5" style:family="text" style:parent-style-name="Default_20_Paragraph_20_Font"/>
    <style:style style:name="T4_6" style:family="text" style:parent-style-name="Default_20_Paragraph_20_Font"/>
    <style:style style:name="T4_7" style:family="text" style:parent-style-name="Default_20_Paragraph_20_Font"/>
    <style:style style:name="T4_8" style:family="text" style:parent-style-name="Default_20_Paragraph_20_Font"/>
    <style:style style:name="T4_9" style:family="text" style:parent-style-name="Default_20_Paragraph_20_Font"/>
    <style:style style:name="T4_10" style:family="text" style:parent-style-name="Default_20_Paragraph_20_Font"/>
    <style:style style:name="T4_11" style:family="text" style:parent-style-name="Default_20_Paragraph_20_Font"/>
    <style:style style:name="T4_12" style:family="text" style:parent-style-name="Default_20_Paragraph_20_Font"/>
    <style:style style:name="T4_13" style:family="text" style:parent-style-name="Default_20_Paragraph_20_Font"/>
    <style:style style:name="T4_14" style:family="text" style:parent-style-name="Default_20_Paragraph_20_Font"/>
    <style:style style:name="T4_15" style:family="text" style:parent-style-name="Default_20_Paragraph_20_Font"/>
    <style:style style:name="T4_16" style:family="text" style:parent-style-name="Default_20_Paragraph_20_Font"/>
    <style:style style:name="T4_17" style:family="text" style:parent-style-name="Default_20_Paragraph_20_Font"/>
    <style:style style:name="P5" style:family="paragraph" style:parent-style-name="Standard">
      <style:paragraph-properties fo:break-before="auto"/>
    </style:style>
    <style:style style:name="P6" style:family="paragraph" style:parent-style-name="Standard">
      <style:paragraph-properties fo:break-before="auto"/>
    </style:style>
    <style:style style:name="T6_1" style:family="text" style:parent-style-name="Default_20_Paragraph_20_Font"/>
    <style:style style:name="T6_2" style:family="text" style:parent-style-name="Default_20_Paragraph_20_Font"/>
    <style:style style:name="T6_3" style:family="text" style:parent-style-name="Default_20_Paragraph_20_Font"/>
    <style:style style:name="T6_4" style:family="text" style:parent-style-name="Default_20_Paragraph_20_Font"/>
    <style:style style:name="T6_5" style:family="text" style:parent-style-name="Default_20_Paragraph_20_Font"/>
    <style:style style:name="T6_6" style:family="text" style:parent-style-name="Default_20_Paragraph_20_Font"/>
    <style:style style:name="T6_7" style:family="text" style:parent-style-name="Default_20_Paragraph_20_Font"/>
    <style:style style:name="P7" style:family="paragraph" style:parent-style-name="Standard">
      <style:paragraph-properties fo:break-before="auto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T7_4" style:family="text" style:parent-style-name="Default_20_Paragraph_20_Font"/>
    <style:style style:name="T7_5" style:family="text" style:parent-style-name="Default_20_Paragraph_20_Font"/>
    <style:style style:name="P8" style:family="paragraph" style:parent-style-name="Standard">
      <style:paragraph-properties fo:break-before="auto"/>
    </style:style>
    <style:style style:name="T8_1" style:family="text" style:parent-style-name="Default_20_Paragraph_20_Font"/>
    <style:style style:name="T8_2" style:family="text" style:parent-style-name="Default_20_Paragraph_20_Font"/>
    <style:style style:name="T8_3" style:family="text" style:parent-style-name="Default_20_Paragraph_20_Font"/>
    <style:style style:name="T8_4" style:family="text" style:parent-style-name="Default_20_Paragraph_20_Font"/>
    <style:style style:name="T8_5" style:family="text" style:parent-style-name="Default_20_Paragraph_20_Font"/>
    <style:style style:name="T8_6" style:family="text" style:parent-style-name="Default_20_Paragraph_20_Font"/>
    <style:style style:name="T8_7" style:family="text" style:parent-style-name="Default_20_Paragraph_20_Font"/>
    <style:style style:name="T8_8" style:family="text" style:parent-style-name="Default_20_Paragraph_20_Font"/>
    <style:style style:name="T8_9" style:family="text" style:parent-style-name="Default_20_Paragraph_20_Font"/>
    <style:style style:name="P9" style:family="paragraph" style:parent-style-name="Standard">
      <style:paragraph-properties fo:break-before="auto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T9_5" style:family="text" style:parent-style-name="Default_20_Paragraph_20_Font"/>
    <style:style style:name="T9_6" style:family="text" style:parent-style-name="Default_20_Paragraph_20_Font"/>
    <style:style style:name="T9_7" style:family="text" style:parent-style-name="Default_20_Paragraph_20_Font"/>
    <style:style style:name="T9_8" style:family="text" style:parent-style-name="Default_20_Paragraph_20_Font"/>
    <style:style style:name="T9_9" style:family="text" style:parent-style-name="Default_20_Paragraph_20_Font"/>
    <style:style style:name="T9_10" style:family="text" style:parent-style-name="Default_20_Paragraph_20_Font"/>
    <style:style style:name="T9_11" style:family="text" style:parent-style-name="Default_20_Paragraph_20_Font"/>
    <style:style style:name="T9_12" style:family="text" style:parent-style-name="Default_20_Paragraph_20_Font"/>
    <style:style style:name="T9_13" style:family="text" style:parent-style-name="Default_20_Paragraph_20_Font"/>
    <style:style style:name="P10" style:family="paragraph" style:parent-style-name="Standard">
      <style:paragraph-properties fo:break-before="auto"/>
    </style:style>
    <style:style style:name="P11" style:family="paragraph" style:parent-style-name="Standard">
      <style:paragraph-properties fo:break-before="auto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T11_9" style:family="text" style:parent-style-name="Default_20_Paragraph_20_Font"/>
    <style:style style:name="T11_10" style:family="text" style:parent-style-name="Default_20_Paragraph_20_Font"/>
    <style:style style:name="T11_11" style:family="text" style:parent-style-name="Default_20_Paragraph_20_Font"/>
    <style:style style:name="T11_12" style:family="text" style:parent-style-name="Default_20_Paragraph_20_Font"/>
    <style:style style:name="T11_13" style:family="text" style:parent-style-name="Default_20_Paragraph_20_Font"/>
    <style:style style:name="P12" style:family="paragraph" style:parent-style-name="Standard">
      <style:paragraph-properties fo:break-before="auto"/>
    </style:style>
    <style:style style:name="P13" style:family="paragraph" style:parent-style-name="Standard">
      <style:paragraph-properties fo:break-before="auto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T13_4" style:family="text" style:parent-style-name="Default_20_Paragraph_20_Font"/>
    <style:style style:name="T13_5" style:family="text" style:parent-style-name="Default_20_Paragraph_20_Font"/>
    <style:style style:name="T13_6" style:family="text" style:parent-style-name="Default_20_Paragraph_20_Font"/>
    <style:style style:name="T13_7" style:family="text" style:parent-style-name="Default_20_Paragraph_20_Font"/>
    <style:style style:name="T13_8" style:family="text" style:parent-style-name="Default_20_Paragraph_20_Font"/>
    <style:style style:name="T13_9" style:family="text" style:parent-style-name="Default_20_Paragraph_20_Font"/>
    <style:style style:name="T13_10" style:family="text" style:parent-style-name="Default_20_Paragraph_20_Font"/>
    <style:style style:name="T13_11" style:family="text" style:parent-style-name="Default_20_Paragraph_20_Font"/>
    <style:style style:name="P14" style:family="paragraph" style:parent-style-name="Standard">
      <style:paragraph-properties fo:break-before="auto"/>
    </style:style>
    <style:style style:name="P15" style:family="paragraph" style:parent-style-name="Standard">
      <style:paragraph-properties fo:break-before="auto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T15_4" style:family="text" style:parent-style-name="Default_20_Paragraph_20_Font"/>
    <style:style style:name="T15_5" style:family="text" style:parent-style-name="Default_20_Paragraph_20_Font"/>
    <style:style style:name="P16" style:family="paragraph" style:parent-style-name="Standard">
      <style:paragraph-properties fo:break-before="auto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T16_8" style:family="text" style:parent-style-name="Default_20_Paragraph_20_Font"/>
    <style:style style:name="T16_9" style:family="text" style:parent-style-name="Default_20_Paragraph_20_Font"/>
    <style:style style:name="P17" style:family="paragraph" style:parent-style-name="Standard">
      <style:paragraph-properties fo:break-before="auto"/>
    </style:style>
    <style:style style:name="T17_1" style:family="text" style:parent-style-name="Default_20_Paragraph_20_Font"/>
    <style:style style:name="T17_2" style:family="text" style:parent-style-name="Default_20_Paragraph_20_Font"/>
    <style:style style:name="T17_3" style:family="text" style:parent-style-name="Default_20_Paragraph_20_Font"/>
    <style:style style:name="T17_4" style:family="text" style:parent-style-name="Default_20_Paragraph_20_Font"/>
    <style:style style:name="T17_5" style:family="text" style:parent-style-name="Default_20_Paragraph_20_Font"/>
    <style:style style:name="T17_6" style:family="text" style:parent-style-name="Default_20_Paragraph_20_Font"/>
    <style:style style:name="T17_7" style:family="text" style:parent-style-name="Default_20_Paragraph_20_Font"/>
    <style:style style:name="T17_8" style:family="text" style:parent-style-name="Default_20_Paragraph_20_Font"/>
    <style:style style:name="T17_9" style:family="text" style:parent-style-name="Default_20_Paragraph_20_Font"/>
    <style:style style:name="T17_10" style:family="text" style:parent-style-name="Default_20_Paragraph_20_Font"/>
    <style:style style:name="T17_11" style:family="text" style:parent-style-name="Default_20_Paragraph_20_Font"/>
    <style:style style:name="T17_12" style:family="text" style:parent-style-name="Default_20_Paragraph_20_Font"/>
    <style:style style:name="T17_13" style:family="text" style:parent-style-name="Default_20_Paragraph_20_Font"/>
    <style:style style:name="P18" style:family="paragraph" style:parent-style-name="Standard">
      <style:paragraph-properties fo:break-before="auto"/>
    </style:style>
    <style:style style:name="P19" style:family="paragraph" style:parent-style-name="Standard">
      <style:paragraph-properties fo:break-before="auto"/>
    </style:style>
    <style:style style:name="T19_1" style:family="text" style:parent-style-name="Default_20_Paragraph_20_Font"/>
    <style:style style:name="T19_2" style:family="text" style:parent-style-name="Default_20_Paragraph_20_Font"/>
    <style:style style:name="T19_3" style:family="text" style:parent-style-name="Default_20_Paragraph_20_Font"/>
    <style:style style:name="T19_4" style:family="text" style:parent-style-name="Default_20_Paragraph_20_Font"/>
    <style:style style:name="T19_5" style:family="text" style:parent-style-name="Default_20_Paragraph_20_Font"/>
    <style:style style:name="T19_6" style:family="text" style:parent-style-name="Default_20_Paragraph_20_Font"/>
    <style:style style:name="T19_7" style:family="text" style:parent-style-name="Default_20_Paragraph_20_Font"/>
    <style:style style:name="T19_8" style:family="text" style:parent-style-name="Default_20_Paragraph_20_Font"/>
    <style:style style:name="T19_9" style:family="text" style:parent-style-name="Default_20_Paragraph_20_Font"/>
    <style:style style:name="P20" style:family="paragraph" style:parent-style-name="Standard">
      <style:paragraph-properties fo:break-before="auto"/>
    </style:style>
    <style:style style:name="P21" style:family="paragraph" style:parent-style-name="Standard">
      <style:paragraph-properties fo:break-before="auto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T21_4" style:family="text" style:parent-style-name="Default_20_Paragraph_20_Font"/>
    <style:style style:name="T21_5" style:family="text" style:parent-style-name="Default_20_Paragraph_20_Font"/>
    <style:style style:name="T21_6" style:family="text" style:parent-style-name="Default_20_Paragraph_20_Font"/>
    <style:style style:name="P22" style:family="paragraph" style:parent-style-name="Standard">
      <style:paragraph-properties fo:break-before="auto"/>
    </style:style>
    <style:style style:name="T22_1" style:family="text" style:parent-style-name="Default_20_Paragraph_20_Font"/>
    <style:style style:name="T22_2" style:family="text" style:parent-style-name="Default_20_Paragraph_20_Font"/>
    <style:style style:name="T22_3" style:family="text" style:parent-style-name="Default_20_Paragraph_20_Font"/>
    <style:style style:name="T22_4" style:family="text" style:parent-style-name="Default_20_Paragraph_20_Font"/>
    <style:style style:name="T22_5" style:family="text" style:parent-style-name="Default_20_Paragraph_20_Font"/>
    <style:style style:name="T22_6" style:family="text" style:parent-style-name="Default_20_Paragraph_20_Font"/>
    <style:style style:name="T22_7" style:family="text" style:parent-style-name="Default_20_Paragraph_20_Font"/>
    <style:style style:name="T22_8" style:family="text" style:parent-style-name="Default_20_Paragraph_20_Font"/>
    <style:style style:name="T22_9" style:family="text" style:parent-style-name="Default_20_Paragraph_20_Font"/>
    <style:style style:name="P23" style:family="paragraph" style:parent-style-name="Standard">
      <style:paragraph-properties fo:break-before="auto"/>
    </style:style>
    <style:style style:name="T23_1" style:family="text" style:parent-style-name="Default_20_Paragraph_20_Font"/>
    <style:style style:name="T23_2" style:family="text" style:parent-style-name="Default_20_Paragraph_20_Font"/>
    <style:style style:name="T23_3" style:family="text" style:parent-style-name="Default_20_Paragraph_20_Font"/>
    <style:style style:name="T23_4" style:family="text" style:parent-style-name="Default_20_Paragraph_20_Font"/>
    <style:style style:name="T23_5" style:family="text" style:parent-style-name="Default_20_Paragraph_20_Font"/>
    <style:style style:name="T23_6" style:family="text" style:parent-style-name="Default_20_Paragraph_20_Font"/>
    <style:style style:name="T23_7" style:family="text" style:parent-style-name="Default_20_Paragraph_20_Font"/>
    <style:style style:name="T23_8" style:family="text" style:parent-style-name="Default_20_Paragraph_20_Font"/>
    <style:style style:name="T23_9" style:family="text" style:parent-style-name="Default_20_Paragraph_20_Font"/>
    <style:style style:name="T23_10" style:family="text" style:parent-style-name="Default_20_Paragraph_20_Font"/>
    <style:style style:name="P24" style:family="paragraph" style:parent-style-name="Standard">
      <style:paragraph-properties fo:break-before="auto"/>
    </style:style>
    <style:style style:name="P25" style:family="paragraph" style:parent-style-name="Standard">
      <style:paragraph-properties fo:break-before="auto"/>
    </style:style>
    <style:style style:name="T25_1" style:family="text" style:parent-style-name="Default_20_Paragraph_20_Font"/>
    <style:style style:name="T25_2" style:family="text" style:parent-style-name="Default_20_Paragraph_20_Font"/>
    <style:style style:name="P26" style:family="paragraph" style:parent-style-name="Standard">
      <style:paragraph-properties fo:break-before="auto"/>
    </style:style>
    <style:style style:name="T26_1" style:family="text" style:parent-style-name="Default_20_Paragraph_20_Font"/>
    <style:style style:name="T26_2" style:family="text" style:parent-style-name="Default_20_Paragraph_20_Font"/>
    <style:style style:name="T26_3" style:family="text" style:parent-style-name="Default_20_Paragraph_20_Font"/>
    <style:style style:name="T26_4" style:family="text" style:parent-style-name="Default_20_Paragraph_20_Font"/>
    <style:style style:name="T26_5" style:family="text" style:parent-style-name="Default_20_Paragraph_20_Font"/>
    <style:style style:name="P27" style:family="paragraph" style:parent-style-name="Standard">
      <style:paragraph-properties fo:break-before="auto"/>
    </style:style>
    <style:style style:name="T27_1" style:family="text" style:parent-style-name="Default_20_Paragraph_20_Font"/>
    <style:style style:name="T27_2" style:family="text" style:parent-style-name="Default_20_Paragraph_20_Font"/>
    <style:style style:name="T27_3" style:family="text" style:parent-style-name="Default_20_Paragraph_20_Font"/>
    <style:style style:name="P28" style:family="paragraph" style:parent-style-name="Standard">
      <style:paragraph-properties fo:break-before="auto"/>
    </style:style>
    <style:style style:name="T28_1" style:family="text" style:parent-style-name="Default_20_Paragraph_20_Font"/>
    <style:style style:name="T28_2" style:family="text" style:parent-style-name="Default_20_Paragraph_20_Font"/>
    <style:style style:name="T28_3" style:family="text" style:parent-style-name="Default_20_Paragraph_20_Font"/>
  </office:automatic-styles>
  <office:body>
    <office:text>
      <text:p text:style-name="P1"><text:span text:style-name="T1_1">Narrative</text:span><text:span text:style-name="T1_2">:</text:span></text:p>
      <text:p text:style-name="P2"><text:span text:style-name="T2_1">In</text:span><text:span text:style-name="T2_2"><text:s/></text:span><text:span text:style-name="T2_3">order</text:span><text:span text:style-name="T2_4"><text:s/></text:span><text:span text:style-name="T2_5">to</text:span><text:span text:style-name="T2_6"><text:s/></text:span><text:span text:style-name="T2_7">communicate</text:span><text:span text:style-name="T2_8"><text:s/></text:span><text:span text:style-name="T2_9">better</text:span></text:p>
      <text:p text:style-name="P3"><text:span text:style-name="T3_1">As</text:span><text:span text:style-name="T3_2"><text:s/></text:span><text:span text:style-name="T3_3">a</text:span><text:span text:style-name="T3_4"><text:s/></text:span><text:span text:style-name="T3_5">story</text:span><text:span text:style-name="T3_6"><text:s/></text:span><text:span text:style-name="T3_7">writer</text:span></text:p>
      <text:p text:style-name="P4"><text:span text:style-name="T4_1">I</text:span><text:span text:style-name="T4_2"><text:s/></text:span><text:span text:style-name="T4_3">want</text:span><text:span text:style-name="T4_4"><text:s/></text:span><text:span text:style-name="T4_5">to</text:span><text:span text:style-name="T4_6"><text:s/></text:span><text:span text:style-name="T4_7">be</text:span><text:span text:style-name="T4_8"><text:s/></text:span><text:span text:style-name="T4_9">able</text:span><text:span text:style-name="T4_10"><text:s/></text:span><text:span text:style-name="T4_11">to</text:span><text:span text:style-name="T4_12"><text:s/></text:span><text:span text:style-name="T4_13">use</text:span><text:span text:style-name="T4_14"><text:s/></text:span><text:span text:style-name="T4_15">ODT</text:span><text:span text:style-name="T4_16"><text:s/></text:span><text:span text:style-name="T4_17">format</text:span></text:p>
      <text:p text:style-name="P5"/>
      <text:p text:style-name="P6"><text:span text:style-name="T6_1">Scenario</text:span><text:span text:style-name="T6_2">:<text:s/></text:span><text:span text:style-name="T6_3">a</text:span><text:span text:style-name="T6_4"><text:s/></text:span><text:span text:style-name="T6_5">plain</text:span><text:span text:style-name="T6_6"><text:s/></text:span><text:span text:style-name="T6_7">scenario</text:span></text:p>
      <text:p text:style-name="P7"><text:span text:style-name="T7_1">Given</text:span><text:span text:style-name="T7_2"><text:s/></text:span><text:span text:style-name="T7_3">a</text:span><text:span text:style-name="T7_4"><text:s/></text:span><text:span text:style-name="T7_5">step</text:span></text:p>
      <text:p text:style-name="P8"><text:span text:style-name="T8_1">When</text:span><text:span text:style-name="T8_2"><text:s/></text:span><text:span text:style-name="T8_3">a</text:span><text:span text:style-name="T8_4"><text:s/></text:span><text:span text:style-name="T8_5">step</text:span><text:span text:style-name="T8_6"><text:s/></text:span><text:span text:style-name="T8_7">has</text:span><text:span text:style-name="T8_8"><text:s/></text:span><text:span text:style-name="T8_9">failed</text:span></text:p>
      <text:p text:style-name="P9"><text:span text:style-name="T9_1">Then</text:span><text:span text:style-name="T9_2"><text:s/></text:span><text:span text:style-name="T9_3">the</text:span><text:span text:style-name="T9_4"><text:s/></text:span><text:span text:style-name="T9_5">scenario</text:span><text:span text:style-name="T9_6"><text:s/></text:span><text:span text:style-name="T9_7">is</text:span><text:span text:style-name="T9_8"><text:s/></text:span><text:span text:style-name="T9_9">visualized</text:span><text:span text:style-name="T9_10"><text:s/></text:span><text:span text:style-name="T9_11">as</text:span><text:span text:style-name="T9_12"><text:s/></text:span><text:span text:style-name="T9_13">failed</text:span></text:p>
      <text:p text:style-name="P10"/>
      <text:p text:style-name="P11"><text:span text:style-name="T11_1">Scenario</text:span><text:span text:style-name="T11_2">:<text:s/></text:span><text:span text:style-name="T11_3">a</text:span><text:span text:style-name="T11_4"><text:s/></text:span><text:span text:style-name="T11_5">scenario</text:span><text:span text:style-name="T11_6"><text:s/></text:span><text:span text:style-name="T11_7">with</text:span><text:span text:style-name="T11_8"><text:s/></text:span><text:span text:style-name="T11_9">a</text:span><text:span text:style-name="T11_10"><text:s/></text:span><text:span text:style-name="T11_11">given</text:span><text:span text:style-name="T11_12"><text:s/></text:span><text:span text:style-name="T11_13">story</text:span></text:p>
      <text:p text:style-name="P12"/>
      <text:p text:style-name="P13"><text:span text:style-name="T13_1">GivenStories</text:span><text:span text:style-name="T13_2">:<text:s/></text:span><text:span text:style-name="T13_3">stories</text:span><text:span text:style-name="T13_4">/</text:span><text:span text:style-name="T13_5">a</text:span><text:span text:style-name="T13_6">_</text:span><text:span text:style-name="T13_7">successful</text:span><text:span text:style-name="T13_8">_</text:span><text:span text:style-name="T13_9">story</text:span><text:span text:style-name="T13_10">.</text:span><text:span text:style-name="T13_11">odt</text:span></text:p>
      <text:p text:style-name="P14"/>
      <text:p text:style-name="P15"><text:span text:style-name="T15_1">Given</text:span><text:span text:style-name="T15_2"><text:s/></text:span><text:span text:style-name="T15_3">a</text:span><text:span text:style-name="T15_4"><text:s/></text:span><text:span text:style-name="T15_5">step</text:span></text:p>
      <text:p text:style-name="P16"><text:span text:style-name="T16_1">And</text:span><text:span text:style-name="T16_2"><text:s/></text:span><text:span text:style-name="T16_3">the</text:span><text:span text:style-name="T16_4"><text:s/></text:span><text:span text:style-name="T16_5">step</text:span><text:span text:style-name="T16_6"><text:s/></text:span><text:span text:style-name="T16_7">is</text:span><text:span text:style-name="T16_8"><text:s/></text:span><text:span text:style-name="T16_9">successful</text:span></text:p>
      <text:p text:style-name="P17"><text:span text:style-name="T17_1">Then</text:span><text:span text:style-name="T17_2"><text:s/></text:span><text:span text:style-name="T17_3">the</text:span><text:span text:style-name="T17_4"><text:s/></text:span><text:span text:style-name="T17_5">scenario</text:span><text:span text:style-name="T17_6"><text:s/></text:span><text:span text:style-name="T17_7">is</text:span><text:span text:style-name="T17_8"><text:s/></text:span><text:span text:style-name="T17_9">visualized</text:span><text:span text:style-name="T17_10"><text:s/></text:span><text:span text:style-name="T17_11">as</text:span><text:span text:style-name="T17_12"><text:s/></text:span><text:span text:style-name="T17_13">succeeded</text:span></text:p>
      <text:p text:style-name="P18"/>
      <text:p text:style-name="P19"><text:span text:style-name="T19_1">Scenario</text:span><text:span text:style-name="T19_2">:<text:s/></text:span><text:span text:style-name="T19_3">a</text:span><text:span text:style-name="T19_4"><text:s/></text:span><text:span text:style-name="T19_5">scenario</text:span><text:span text:style-name="T19_6"><text:s/></text:span><text:span text:style-name="T19_7">with</text:span><text:span text:style-name="T19_8"><text:s/></text:span><text:span text:style-name="T19_9">examples</text:span></text:p>
      <text:p text:style-name="P20"/>
      <text:p text:style-name="P21"><text:span text:style-name="T21_1">Given</text:span><text:span text:style-name="T21_2"><text:s/></text:span><text:span text:style-name="T21_3">a</text:span><text:span text:style-name="T21_4"><text:s/>&lt;</text:span><text:span text:style-name="T21_5">step</text:span><text:span text:style-name="T21_6">&gt;</text:span></text:p>
      <text:p text:style-name="P22"><text:span text:style-name="T22_1">When</text:span><text:span text:style-name="T22_2"><text:s/></text:span><text:span text:style-name="T22_3">the</text:span><text:span text:style-name="T22_4"><text:s/>&lt;</text:span><text:span text:style-name="T22_5">step</text:span><text:span text:style-name="T22_6">&gt;<text:s/></text:span><text:span text:style-name="T22_7">is</text:span><text:span text:style-name="T22_8"><text:s/></text:span><text:span text:style-name="T22_9">executed</text:span></text:p>
      <text:p text:style-name="P23"><text:span text:style-name="T23_1">Then</text:span><text:span text:style-name="T23_2"><text:s/></text:span><text:span text:style-name="T23_3">the</text:span><text:span text:style-name="T23_4"><text:s/></text:span><text:span text:style-name="T23_5">result</text:span><text:span text:style-name="T23_6"><text:s/></text:span><text:span text:style-name="T23_7">is</text:span><text:span text:style-name="T23_8"><text:s/>&lt;</text:span><text:span text:style-name="T23_9">result</text:span><text:span text:style-name="T23_10">&gt;</text:span></text:p>
      <text:p text:style-name="P24"/>
      <text:p text:style-name="P25"><text:span text:style-name="T25_1">Examples</text:span><text:span text:style-name="T25_2">:</text:span></text:p>
      <text:p text:style-name="P26"><text:span text:style-name="T26_1">|</text:span><text:span text:style-name="T26_2">step</text:span><text:span text:style-name="T26_3">|</text:span><text:span text:style-name="T26_4">result</text:span><text:span text:style-name="T26_5">|</text:span></text:p>
      <text:p text:style-name="P27"><text:span text:style-name="T27_1">|</text:span><text:span text:style-name="T27_2">one</text:span><text:span text:style-name="T27_3">|1|</text:span></text:p>
      <text:p text:style-name="P28"><text:span text:style-name="T28_1">|</text:span><text:span text:style-name="T28_2">two</text:span><text:span text:style-name="T28_3">|2|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